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75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0929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ws_logs_int" table:style-name="ta1">
        <table:shapes>
          <draw:frame draw:z-index="0" draw:style-name="gr1" draw:text-style-name="P1" svg:width="6.2972in" svg:height="3.5449in" svg:x="10.052in" svg:y="1.2866in">
            <draw:object draw:notify-on-update-of-ranges="aws_logs_int.J2:aws_logs_int.J2 aws_logs_int.K2:aws_logs_int.P2 aws_logs_int.K3:aws_logs_int.P3 aws_logs_int.K4:aws_logs_int.P4 aws_logs_int.K5:aws_logs_int.P5 aws_logs_int.K6:aws_logs_int.P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7" table:default-cell-style-name="Default"/>
        <table:table-row table:style-name="ro1">
          <table:table-cell table:style-name="ce1" office:value-type="string" calcext:value-type="string">
            <text:p>instance type</text:p>
          </table:table-cell>
          <table:table-cell table:style-name="ce1" office:value-type="string" calcext:value-type="string">
            <text:p>cluster size (include master)</text:p>
          </table:table-cell>
          <table:table-cell table:style-name="ce1" office:value-type="string" calcext:value-type="string">
            <text:p>problem size [MB]</text:p>
          </table:table-cell>
          <table:table-cell table:style-name="ce1" office:value-type="string" calcext:value-type="string">
            <text:p>exec time</text:p>
          </table:table-cell>
          <table:table-cell table:style-name="ce1" office:value-type="string" calcext:value-type="string">
            <text:p>sequential</text:p>
          </table:table-cell>
          <table:table-cell table:style-name="ce1" office:value-type="string" calcext:value-type="string">
            <text:p>best sequential</text:p>
          </table:table-cell>
          <table:table-cell table:style-name="ce1" office:value-type="string" calcext:value-type="string">
            <text:p>speedup</text:p>
          </table:table-cell>
          <table:table-cell table:number-columns-repeated="2"/>
          <table:table-cell table:style-name="ce2" office:value-type="string" calcext:value-type="string" table:number-columns-spanned="7" table:number-rows-spanned="1">
            <text:p>number of cores to speedup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4.xlarge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219.89" calcext:value-type="float">
            <text:p>219.89</text:p>
          </table:table-cell>
          <table:table-cell office:value-type="float" office:value="4.56" calcext:value-type="float">
            <text:p>4.56</text:p>
          </table:table-cell>
          <table:table-cell table:formula="of:=MIN([.E2:.E4])" office:value-type="float" office:value="4.25" calcext:value-type="float">
            <text:p>4.25</text:p>
          </table:table-cell>
          <table:table-cell table:formula="of:=[.E2]/[.D2]" office:value-type="float" office:value="0.0207376415480468" calcext:value-type="float">
            <text:p>0.0207376415480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4.xlarge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35.55" calcext:value-type="float">
            <text:p>135.55</text:p>
          </table:table-cell>
          <table:table-cell office:value-type="float" office:value="4.25" calcext:value-type="float">
            <text:p>4.25</text:p>
          </table:table-cell>
          <table:table-cell/>
          <table:table-cell table:formula="of:=[.F2]/[.D3]" office:value-type="float" office:value="0.0313537440059019" calcext:value-type="float">
            <text:p>0.031353744005902</text:p>
          </table:table-cell>
          <table:table-cell/>
          <table:table-cell office:value-type="string" calcext:value-type="string">
            <text:p>c4.xlarge_65MB</text:p>
          </table:table-cell>
          <table:table-cell table:number-columns-repeated="2"/>
          <table:table-cell table:formula="of:=[.G2]" office:value-type="float" office:value="0.0207376415480468" calcext:value-type="float">
            <text:p>0.020737641548047</text:p>
          </table:table-cell>
          <table:table-cell/>
          <table:table-cell table:formula="of:=[.G3]" office:value-type="float" office:value="0.0313537440059019" calcext:value-type="float">
            <text:p>0.031353744005902</text:p>
          </table:table-cell>
          <table:table-cell/>
          <table:table-cell table:formula="of:=[.G4]" office:value-type="float" office:value="0.0448927854653005" calcext:value-type="float">
            <text:p>0.044892785465301</text:p>
          </table:table-cell>
        </table:table-row>
        <table:table-row table:style-name="ro1">
          <table:table-cell office:value-type="string" calcext:value-type="string">
            <text:p>c4.xlarge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94.67" calcext:value-type="float">
            <text:p>94.67</text:p>
          </table:table-cell>
          <table:table-cell office:value-type="float" office:value="4.41" calcext:value-type="float">
            <text:p>4.41</text:p>
          </table:table-cell>
          <table:table-cell/>
          <table:table-cell table:formula="of:=[.F2]/[.D4]" office:value-type="float" office:value="0.0448927854653005" calcext:value-type="float">
            <text:p>0.044892785465301</text:p>
          </table:table-cell>
          <table:table-cell/>
          <table:table-cell office:value-type="string" calcext:value-type="string">
            <text:p>c4.xlarge_1200MB</text:p>
          </table:table-cell>
          <table:table-cell table:number-columns-repeated="2"/>
          <table:table-cell table:formula="of:=[.G5]" office:value-type="float" office:value="0.0261542271139839" calcext:value-type="float">
            <text:p>0.026154227113984</text:p>
          </table:table-cell>
          <table:table-cell/>
          <table:table-cell table:formula="of:=[.G6]" office:value-type="float" office:value="0.0383410485049485" calcext:value-type="float">
            <text:p>0.038341048504949</text:p>
          </table:table-cell>
          <table:table-cell/>
          <table:table-cell table:formula="of:=[.G7]" office:value-type="float" office:value="0.0559396365168432" calcext:value-type="float">
            <text:p>0.055939636516843</text:p>
          </table:table-cell>
        </table:table-row>
        <table:table-row table:style-name="ro1">
          <table:table-cell office:value-type="string" calcext:value-type="string">
            <text:p>c4.xlarge</text:p>
          </table:table-cell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3513.39" calcext:value-type="float">
            <text:p>3513.39</text:p>
          </table:table-cell>
          <table:table-cell office:value-type="float" office:value="91.89" calcext:value-type="float">
            <text:p>91.89</text:p>
          </table:table-cell>
          <table:table-cell table:formula="of:=MIN([.E5:.E7])" office:value-type="float" office:value="87.63" calcext:value-type="float">
            <text:p>87.63</text:p>
          </table:table-cell>
          <table:table-cell table:formula="of:=[.E5]/[.D5]" office:value-type="float" office:value="0.0261542271139839" calcext:value-type="float">
            <text:p>0.026154227113984</text:p>
          </table:table-cell>
          <table:table-cell/>
          <table:table-cell office:value-type="string" calcext:value-type="string">
            <text:p>m5.xlarge_65MB</text:p>
          </table:table-cell>
          <table:table-cell table:number-columns-repeated="2"/>
          <table:table-cell table:formula="of:=[.G8]" office:value-type="float" office:value="0.0228781174577635" calcext:value-type="float">
            <text:p>0.022878117457764</text:p>
          </table:table-cell>
          <table:table-cell/>
          <table:table-cell table:formula="of:=[.G9]" office:value-type="float" office:value="0.0350932909884875" calcext:value-type="float">
            <text:p>0.035093290988488</text:p>
          </table:table-cell>
          <table:table-cell/>
          <table:table-cell table:formula="of:=[.G10]" office:value-type="float" office:value="0.0458982346832814" calcext:value-type="float">
            <text:p>0.045898234683282</text:p>
          </table:table-cell>
        </table:table-row>
        <table:table-row table:style-name="ro1">
          <table:table-cell office:value-type="string" calcext:value-type="string">
            <text:p>c4.xlarge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2285.54" calcext:value-type="float">
            <text:p>2285.54</text:p>
          </table:table-cell>
          <table:table-cell office:value-type="float" office:value="87.63" calcext:value-type="float">
            <text:p>87.63</text:p>
          </table:table-cell>
          <table:table-cell/>
          <table:table-cell table:formula="of:=[.F5]/[.D6]" office:value-type="float" office:value="0.0383410485049485" calcext:value-type="float">
            <text:p>0.038341048504949</text:p>
          </table:table-cell>
          <table:table-cell/>
          <table:table-cell office:value-type="string" calcext:value-type="string">
            <text:p>m5.xlarge_1200MB</text:p>
          </table:table-cell>
          <table:table-cell table:number-columns-repeated="2"/>
          <table:table-cell table:formula="of:=[.G11]" office:value-type="float" office:value="0.0257034980294087" calcext:value-type="float">
            <text:p>0.025703498029409</text:p>
          </table:table-cell>
          <table:table-cell/>
          <table:table-cell table:formula="of:=[.G12]" office:value-type="float" office:value="0.0328904540427768" calcext:value-type="float">
            <text:p>0.032890454042777</text:p>
          </table:table-cell>
          <table:table-cell/>
          <table:table-cell table:formula="of:=[.G13]" office:value-type="float" office:value="0.058485934645263" calcext:value-type="float">
            <text:p>0.058485934645263</text:p>
          </table:table-cell>
        </table:table-row>
        <table:table-row table:style-name="ro1">
          <table:table-cell office:value-type="string" calcext:value-type="string">
            <text:p>c4.xlarge</text:p>
          </table:table-cell>
          <table:table-cell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office:value-type="float" office:value="1566.51" calcext:value-type="float">
            <text:p>1566.51</text:p>
          </table:table-cell>
          <table:table-cell office:value-type="float" office:value="88.23" calcext:value-type="float">
            <text:p>88.23</text:p>
          </table:table-cell>
          <table:table-cell/>
          <table:table-cell table:formula="of:=[.F5]/[.D7]" office:value-type="float" office:value="0.0559396365168432" calcext:value-type="float">
            <text:p>0.055939636516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5.xlarge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98.88" calcext:value-type="float">
            <text:p>198.88</text:p>
          </table:table-cell>
          <table:table-cell office:value-type="float" office:value="4.55" calcext:value-type="float">
            <text:p>4.55</text:p>
          </table:table-cell>
          <table:table-cell table:formula="of:=MIN([.E8:.E10])" office:value-type="float" office:value="4.42" calcext:value-type="float">
            <text:p>4.42</text:p>
          </table:table-cell>
          <table:table-cell table:formula="of:=[.E8]/[.D8]" office:value-type="float" office:value="0.0228781174577635" calcext:value-type="float">
            <text:p>0.022878117457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5.xlarge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25.95" calcext:value-type="float">
            <text:p>125.95</text:p>
          </table:table-cell>
          <table:table-cell office:value-type="float" office:value="4.61" calcext:value-type="float">
            <text:p>4.61</text:p>
          </table:table-cell>
          <table:table-cell/>
          <table:table-cell table:formula="of:=[.F8]/[.D9]" office:value-type="float" office:value="0.0350932909884875" calcext:value-type="float">
            <text:p>0.0350932909884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5.xlarge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96.3" calcext:value-type="float">
            <text:p>96.3</text:p>
          </table:table-cell>
          <table:table-cell office:value-type="float" office:value="4.42" calcext:value-type="float">
            <text:p>4.42</text:p>
          </table:table-cell>
          <table:table-cell/>
          <table:table-cell table:formula="of:=[.F8]/[.D10]" office:value-type="float" office:value="0.0458982346832814" calcext:value-type="float">
            <text:p>0.0458982346832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5.xlarge</text:p>
          </table:table-cell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3262.98" calcext:value-type="float">
            <text:p>3262.98</text:p>
          </table:table-cell>
          <table:table-cell office:value-type="float" office:value="83.87" calcext:value-type="float">
            <text:p>83.87</text:p>
          </table:table-cell>
          <table:table-cell table:formula="of:=MIN([.E11:.E13])" office:value-type="float" office:value="83.87" calcext:value-type="float">
            <text:p>83.87</text:p>
          </table:table-cell>
          <table:table-cell table:formula="of:=[.E11]/[.D11]" office:value-type="float" office:value="0.0257034980294087" calcext:value-type="float">
            <text:p>0.0257034980294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5.xlarge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2549.98" calcext:value-type="float">
            <text:p>2549.98</text:p>
          </table:table-cell>
          <table:table-cell office:value-type="float" office:value="86.22" calcext:value-type="float">
            <text:p>86.22</text:p>
          </table:table-cell>
          <table:table-cell/>
          <table:table-cell table:formula="of:=[.F11]/[.D12]" office:value-type="float" office:value="0.0328904540427768" calcext:value-type="float">
            <text:p>0.032890454042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5.xlarge</text:p>
          </table:table-cell>
          <table:table-cell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office:value-type="float" office:value="1434.02" calcext:value-type="float">
            <text:p>1434.02</text:p>
          </table:table-cell>
          <table:table-cell office:value-type="float" office:value="87.46" calcext:value-type="float">
            <text:p>87.46</text:p>
          </table:table-cell>
          <table:table-cell/>
          <table:table-cell table:formula="of:=[.F11]/[.D13]" office:value-type="float" office:value="0.058485934645263" calcext:value-type="float">
            <text:p>0.058485934645263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theoretical time for one node</text:p>
          </table:table-cell>
          <table:table-cell table:style-name="ce1" table:number-columns-repeated="2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execution time * number of nodes</text:p>
          </table:table-cell>
          <table:table-cell table:style-name="ce1" office:value-type="string" calcext:value-type="string">
            <text:p>mean time</text:p>
          </table:table-cell>
          <table:table-cell table:style-name="ce1" office:value-type="string" calcext:value-type="string">
            <text:p>mean time / best sequenti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4.xlarge</text:p>
          </table:table-cell>
          <table:table-cell table:formula="of:=[.D2]*3" office:value-type="float" office:value="659.67" calcext:value-type="float">
            <text:p>659.67</text:p>
          </table:table-cell>
          <table:table-cell table:formula="of:=SUM([.B18:.B20])/COUNT([.B18:.B20])" office:value-type="float" office:value="666.703333333333" calcext:value-type="float">
            <text:p>666.703333333333</text:p>
          </table:table-cell>
          <table:table-cell table:formula="of:=[.C18]/[.F2]" office:value-type="float" office:value="156.87137254902" calcext:value-type="float">
            <text:p>156.871372549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4.xlarge</text:p>
          </table:table-cell>
          <table:table-cell table:formula="of:=[.D3]*5" office:value-type="float" office:value="677.75" calcext:value-type="float">
            <text:p>677.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4.xlarge</text:p>
          </table:table-cell>
          <table:table-cell table:formula="of:=[.D4]*7" office:value-type="float" office:value="662.69" calcext:value-type="float">
            <text:p>662.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4.xlarge</text:p>
          </table:table-cell>
          <table:table-cell table:formula="of:=[.D5]*3" office:value-type="float" office:value="10540.17" calcext:value-type="float">
            <text:p>10540.17</text:p>
          </table:table-cell>
          <table:table-cell table:formula="of:=SUM([.B21:.B23])/COUNT([.B21:.B23])" office:value-type="float" office:value="10977.8133333333" calcext:value-type="float">
            <text:p>10977.8133333333</text:p>
          </table:table-cell>
          <table:table-cell table:formula="of:=[.C21]/[.F5]" office:value-type="float" office:value="125.274601544372" calcext:value-type="float">
            <text:p>125.2746015443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4.xlarge</text:p>
          </table:table-cell>
          <table:table-cell table:formula="of:=[.D6]*5" office:value-type="float" office:value="11427.7" calcext:value-type="float">
            <text:p>11427.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4.xlarge</text:p>
          </table:table-cell>
          <table:table-cell table:formula="of:=[.D7]*7" office:value-type="float" office:value="10965.57" calcext:value-type="float">
            <text:p>10965.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5.xlarge</text:p>
          </table:table-cell>
          <table:table-cell table:formula="of:=[.D8]*3" office:value-type="float" office:value="596.64" calcext:value-type="float">
            <text:p>596.64</text:p>
          </table:table-cell>
          <table:table-cell table:formula="of:=SUM([.B24:.B26])/COUNT([.B24:.B26])" office:value-type="float" office:value="633.496666666667" calcext:value-type="float">
            <text:p>633.496666666667</text:p>
          </table:table-cell>
          <table:table-cell table:formula="of:=[.C24]/[.F8]" office:value-type="float" office:value="143.325037707391" calcext:value-type="float">
            <text:p>143.3250377073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5.xlarge</text:p>
          </table:table-cell>
          <table:table-cell table:formula="of:=[.D9]*5" office:value-type="float" office:value="629.75" calcext:value-type="float">
            <text:p>629.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5.xlarge</text:p>
          </table:table-cell>
          <table:table-cell table:formula="of:=[.D10]*7" office:value-type="float" office:value="674.1" calcext:value-type="float">
            <text:p>674.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5.xlarge</text:p>
          </table:table-cell>
          <table:table-cell table:formula="of:=[.D11]*3" office:value-type="float" office:value="9788.94" calcext:value-type="float">
            <text:p>9788.94</text:p>
          </table:table-cell>
          <table:table-cell table:formula="of:=SUM([.B27:.B29])/COUNT([.B27:.B29])" office:value-type="float" office:value="10858.9933333333" calcext:value-type="float">
            <text:p>10858.9933333333</text:p>
          </table:table-cell>
          <table:table-cell table:formula="of:=[.C27]/[.F11]" office:value-type="float" office:value="129.474106752514" calcext:value-type="float">
            <text:p>129.4741067525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5.xlarge</text:p>
          </table:table-cell>
          <table:table-cell table:formula="of:=[.D12]*5" office:value-type="float" office:value="12749.9" calcext:value-type="float">
            <text:p>12749.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5.xlarge</text:p>
          </table:table-cell>
          <table:table-cell table:formula="of:=[.D13]*7" office:value-type="float" office:value="10038.14" calcext:value-type="float">
            <text:p>10038.14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6T00:25:58.084910814</dc:date>
    <meta:editing-duration>PT10M8S</meta:editing-duration>
    <meta:editing-cycles>3</meta:editing-cycles>
    <meta:generator>LibreOffice/6.4.7.2$Linux_X86_64 LibreOffice_project/40$Build-2</meta:generator>
    <meta:document-statistic meta:table-count="1" meta:cell-count="143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scatter" chart:style-name="ch1">
        <chart:title svg:x="5.123cm" svg:y="0.316cm" chart:style-name="ch2">
          <text:p>Speedup to number of cores</text:p>
        </chart:title>
        <chart:legend chart:legend-position="end" svg:x="11.742cm" svg:y="3.456cm" style:legend-expansion="high" chart:style-name="ch3"/>
        <chart:plot-area chart:style-name="ch4" table:cell-range-address="aws_logs_int.J2:aws_logs_int.P2 aws_logs_int.K3:aws_logs_int.P6" chart:data-source-has-labels="both" svg:x="1.33cm" svg:y="1.275cm" svg:width="10.093cm" svg:height="6.569cm">
          <chartooo:coordinate-region svg:x="2.242cm" svg:y="1.474cm" svg:width="9.087cm" svg:height="5.723cm"/>
          <chart:axis chart:dimension="x" chart:name="primary-x" chart:style-name="ch5" chartooo:axis-type="auto">
            <chart:title svg:x="3.21cm" svg:y="8.024cm" chart:style-name="ch6">
              <text:p>number of nodes (each node has 4 vCPUs)</text:p>
            </chart:title>
            <chart:categories table:cell-range-address="aws_logs_int.K2:aws_logs_int.P2"/>
          </chart:axis>
          <chart:axis chart:dimension="y" chart:name="primary-y" chart:style-name="ch5">
            <chart:title svg:x="0.451cm" svg:y="5.251cm" chart:style-name="ch7">
              <text:p>speedup</text:p>
            </chart:title>
            <chart:grid chart:style-name="ch8" chart:class="major"/>
          </chart:axis>
          <chart:series chart:style-name="ch9" chart:values-cell-range-address="aws_logs_int.K3:aws_logs_int.P3" loext:label-string="c4.xlarge_65mb" chart:class="chart:scatter">
            <chart:domain table:cell-range-address="aws_logs_int.K2:aws_logs_int.P2"/>
            <chart:data-point chart:repeated="6"/>
          </chart:series>
          <chart:series chart:style-name="ch10" chart:values-cell-range-address="aws_logs_int.K4:aws_logs_int.P4" loext:label-string="c4.xlarge_1200mb" chart:class="chart:scatter">
            <chart:data-point chart:repeated="6"/>
          </chart:series>
          <chart:series chart:style-name="ch11" chart:values-cell-range-address="aws_logs_int.K5:aws_logs_int.P5" loext:label-string="m5.xlarge_65mb" chart:class="chart:scatter">
            <chart:data-point chart:repeated="6"/>
          </chart:series>
          <chart:series chart:style-name="ch12" chart:values-cell-range-address="aws_logs_int.K6:aws_logs_int.P6" loext:label-string="m5.xlarge_1200mb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xlarge_65mb</text:p>
              </table:table-cell>
              <table:table-cell office:value-type="string">
                <text:p>c4.xlarge_1200mb</text:p>
              </table:table-cell>
              <table:table-cell office:value-type="string">
                <text:p>m5.xlarge_65mb</text:p>
              </table:table-cell>
              <table:table-cell office:value-type="string">
                <text:p>m5.xlarge_1200mb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aws_logs_int.K2:aws_logs_int.P2</svg:desc>
                </draw:g>
              </table:table-cell>
              <table:table-cell office:value-type="float" office:value="NaN">
                <text:p>NaN</text:p>
                <draw:g>
                  <svg:desc>aws_logs_int.K3:aws_logs_int.P3</svg:desc>
                </draw:g>
              </table:table-cell>
              <table:table-cell office:value-type="float" office:value="NaN">
                <text:p>NaN</text:p>
                <draw:g>
                  <svg:desc>aws_logs_int.K4:aws_logs_int.P4</svg:desc>
                </draw:g>
              </table:table-cell>
              <table:table-cell office:value-type="float" office:value="NaN">
                <text:p>NaN</text:p>
                <draw:g>
                  <svg:desc>aws_logs_int.K5:aws_logs_int.P5</svg:desc>
                </draw:g>
              </table:table-cell>
              <table:table-cell office:value-type="float" office:value="NaN">
                <text:p>NaN</text:p>
                <draw:g>
                  <svg:desc>aws_logs_int.K6:aws_logs_int.P6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07376415480468">
                <text:p>0.0207376415480468</text:p>
              </table:table-cell>
              <table:table-cell office:value-type="float" office:value="0.0261542271139839">
                <text:p>0.0261542271139839</text:p>
              </table:table-cell>
              <table:table-cell office:value-type="float" office:value="0.0228781174577635">
                <text:p>0.0228781174577635</text:p>
              </table:table-cell>
              <table:table-cell office:value-type="float" office:value="0.0257034980294087">
                <text:p>0.02570349802940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313537440059019">
                <text:p>0.0313537440059019</text:p>
              </table:table-cell>
              <table:table-cell office:value-type="float" office:value="0.0383410485049485">
                <text:p>0.0383410485049485</text:p>
              </table:table-cell>
              <table:table-cell office:value-type="float" office:value="0.0350932909884875">
                <text:p>0.0350932909884875</text:p>
              </table:table-cell>
              <table:table-cell office:value-type="float" office:value="0.0328904540427768">
                <text:p>0.03289045404277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448927854653005">
                <text:p>0.0448927854653005</text:p>
              </table:table-cell>
              <table:table-cell office:value-type="float" office:value="0.0559396365168432">
                <text:p>0.0559396365168432</text:p>
              </table:table-cell>
              <table:table-cell office:value-type="float" office:value="0.0458982346832814">
                <text:p>0.0458982346832814</text:p>
              </table:table-cell>
              <table:table-cell office:value-type="float" office:value="0.058485934645263">
                <text:p>0.0584859346452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